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e0970"/>
    </style:style>
    <style:style style:name="P2" style:family="paragraph" style:parent-style-name="Standard">
      <style:text-properties officeooo:rsid="0022a184" officeooo:paragraph-rsid="0022a184"/>
    </style:style>
    <style:style style:name="P3" style:family="paragraph" style:parent-style-name="Standard">
      <style:text-properties officeooo:rsid="001cc79c" officeooo:paragraph-rsid="001e0970"/>
    </style:style>
    <style:style style:name="P4" style:family="paragraph" style:parent-style-name="Standard">
      <style:text-properties officeooo:paragraph-rsid="002600f6"/>
    </style:style>
    <style:style style:name="P5" style:family="paragraph" style:parent-style-name="Standard" style:list-style-name="L4">
      <style:text-properties officeooo:paragraph-rsid="00263f1b"/>
    </style:style>
    <style:style style:name="P6" style:family="paragraph" style:parent-style-name="Standard">
      <style:text-properties officeooo:paragraph-rsid="001e0970"/>
    </style:style>
    <style:style style:name="P7" style:family="paragraph" style:parent-style-name="Standard">
      <style:text-properties officeooo:rsid="00263f1b" officeooo:paragraph-rsid="00263f1b"/>
    </style:style>
    <style:style style:name="P8" style:family="paragraph" style:parent-style-name="Standard">
      <style:text-properties officeooo:rsid="0026dfec" officeooo:paragraph-rsid="0026dfec"/>
    </style:style>
    <style:style style:name="P9" style:family="paragraph" style:parent-style-name="Standard">
      <style:text-properties officeooo:rsid="002afa38" officeooo:paragraph-rsid="00263f1b"/>
    </style:style>
    <style:style style:name="P10" style:family="paragraph" style:parent-style-name="Standard">
      <style:text-properties officeooo:paragraph-rsid="0021d7e9"/>
    </style:style>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2">
      <style:paragraph-properties fo:margin-top="0in" fo:margin-bottom="0in" loext:contextual-spacing="false"/>
    </style:style>
    <style:style style:name="P14" style:family="paragraph" style:parent-style-name="Text_20_body" style:list-style-name="L3">
      <style:paragraph-properties fo:margin-top="0in" fo:margin-bottom="0in" loext:contextual-spacing="false"/>
    </style:style>
    <style:style style:name="T1" style:family="text">
      <style:text-properties officeooo:rsid="001cc79c"/>
    </style:style>
    <style:style style:name="T2" style:family="text">
      <style:text-properties officeooo:rsid="001e0970"/>
    </style:style>
    <style:style style:name="T3" style:family="text">
      <style:text-properties officeooo:rsid="001f3787"/>
    </style:style>
    <style:style style:name="T4" style:family="text">
      <style:text-properties officeooo:rsid="001fbee8"/>
    </style:style>
    <style:style style:name="T5" style:family="text">
      <style:text-properties officeooo:rsid="0021d7e9"/>
    </style:style>
    <style:style style:name="T6" style:family="text">
      <style:text-properties officeooo:rsid="00236a02"/>
    </style:style>
    <style:style style:name="T7" style:family="text">
      <style:text-properties officeooo:rsid="0023cb60"/>
    </style:style>
    <style:style style:name="T8" style:family="text">
      <style:text-properties officeooo:rsid="002600f6"/>
    </style:style>
    <style:style style:name="T9" style:family="text">
      <style:text-properties officeooo:rsid="0020e7ae"/>
    </style:style>
    <style:style style:name="T10" style:family="text">
      <style:text-properties officeooo:rsid="00263f1b"/>
    </style:style>
    <style:style style:name="T11" style:family="text">
      <style:text-properties officeooo:rsid="0026dfec"/>
    </style:style>
    <style:style style:name="T12" style:family="text">
      <style:text-properties officeooo:rsid="0027881a"/>
    </style:style>
    <style:style style:name="T13" style:family="text">
      <style:text-properties officeooo:rsid="00290884"/>
    </style:style>
    <style:style style:name="T14" style:family="text">
      <style:text-properties officeooo:rsid="00295986"/>
    </style:style>
    <style:style style:name="T15" style:family="text">
      <style:text-properties officeooo:rsid="002afa38"/>
    </style:style>
    <style:style style:name="T16" style:family="text">
      <style:text-properties officeooo:rsid="002befee"/>
    </style:style>
    <style:style style:name="T17" style:family="text">
      <style:text-properties officeooo:rsid="002d31c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olving actuarial math problems for life contingenc<text:span text:style-name="T7">y risks</text:span> with Python</text:p>
      <text:p text:style-name="P2"/>
      <text:p text:style-name="P4"><text:span text:style-name="T7">M</text:span><text:span text:style-name="T1">uch of </text:span><text:span text:style-name="T6">the </text:span><text:span text:style-name="T8">burden</text:span><text:span text:style-name="T6"> faced when sitting for actuarial exams such as </text:span><text:span text:style-name="T4">FAM-L </text:span><text:span text:style-name="T6">lies in precisely </text:span><text:span text:style-name="T1">punching the calculator </text:span><text:span text:style-name="T8">keys </text:span><text:span text:style-name="T1">and </text:span><text:span text:style-name="T6">accurately transcribing</text:span><text:span text:style-name="T2"> intermediate </text:span><text:span text:style-name="T6">numbers</text:span><text:span text:style-name="T2">. </text:span><text:span text:style-name="T6">What if we</text:span><text:span text:style-name="T2"> </text:span><text:span text:style-name="T6">could </text:span><text:span text:style-name="T2">re-imagine </text:span><text:span text:style-name="T6">writing such </text:span><text:span text:style-name="T2">a </text:span><text:span text:style-name="T8">numerical </text:span><text:span text:style-name="T2">exam without </text:span><text:span text:style-name="T8">the use of </text:span><text:span text:style-name="T6">a </text:span><text:span text:style-name="T2">calculator, </text:span><text:span text:style-name="T6">or</text:span><text:span text:style-name="T2"> even pen</text:span><text:span text:style-name="T6">cil</text:span><text:span text:style-name="T2"> and paper? <text:s/></text:span><text:span text:style-name="T8">I propose and provide</text:span><text:span text:style-name="T2"> a </text:span><text:span text:style-name="T10">library</text:span><text:span text:style-name="T2"> of </text:span><text:span text:style-name="T6">higher-level </text:span><text:span text:style-name="T2">computational functions </text:span><text:span text:style-name="T10">instead of a basic calculator. <text:s/>Solving actuarial math problems then</text:span><text:span text:style-name="T8"> requires a</text:span><text:span text:style-name="T2"> </text:span><text:span text:style-name="T7">candidate </text:span><text:span text:style-name="T10">to </text:span><text:span text:style-name="T3">recognize the concepts </text:span><text:span text:style-name="T8">prompted by the math problem, and identify the</text:span><text:span text:style-name="T2"> correct se</text:span><text:span text:style-name="T10">t</text:span><text:span text:style-name="T2"> of function calls and input arguments </text:span><text:span text:style-name="T8">to solve it.</text:span><text:span text:style-name="T2"> </text:span></text:p>
      <text:p text:style-name="P4"/>
      <text:p text:style-name="P4"><text:span text:style-name="T8">In this article, I d</text:span><text:span text:style-name="T4">escribe </text:span><text:span text:style-name="T15">the </text:span><text:span text:style-name="T4">experience and outcome of creating </text:span><text:span text:style-name="T8">this actuarial library in Python</text:span><text:span text:style-name="T4">. </text:span><text:span text:style-name="T8">I chose </text:span><text:span text:style-name="T4">Python </text:span><text:span text:style-name="T8">over other tools because of its clean </text:span><text:span text:style-name="T4">syntax for </text:span><text:span text:style-name="T8">required tasks such as object-oriented programming</text:span><text:span text:style-name="T4"> and passing functions </text:span><text:span text:style-name="T11">as arguments</text:span><text:span text:style-name="T4">, </text:span><text:span text:style-name="T8">due to </text:span><text:span text:style-name="T4">its roots as a modern programming language rather than a statistical package.</text:span></text:p>
      <text:p text:style-name="P3"/>
      <text:p text:style-name="P7">Observations</text:p>
      <text:p text:style-name="P7"/>
      <text:list xml:id="list2667782832" text:style-name="L4">
        <text:list-item>
          <text:p text:style-name="P5"><text:span text:style-name="T13">Most of general actuarial concepts laid out naturally/</text:span><text:span text:style-name="T14">obviously</text:span><text:span text:style-name="T13"> in a hierarchy of classes and methods. </text:span><text:span text:style-name="T3">OOP: </text:span><text:span text:style-name="T1">build </text:span><text:span text:style-name="T3">the</text:span><text:span text:style-name="T1"> </text:span><text:span text:style-name="T2">Python classes and </text:span><text:span text:style-name="T1">methods </text:span><text:span text:style-name="T2">(footnote what are methods), </text:span><text:span text:style-name="T1">hiearchically </text:span><text:span text:style-name="T3">while explaining the</text:span><text:span text:style-name="T2"> actuarial concepts</text:span><text:span text:style-name="T1">: </text:span><text:span text:style-name="T4">interest theory and probability laws, </text:span><text:span text:style-name="T3">use </text:span><text:span text:style-name="T1">survival functions </text:span><text:span text:style-name="T3">(footnote lambda function arguments to a function)</text:span><text:span text:style-name="T1">, </text:span><text:span text:style-name="T3">compute </text:span><text:span text:style-name="T1">actuarial present values, </text:span><text:span text:style-name="T13">and </text:span><text:span text:style-name="T3">derive </text:span><text:span text:style-name="T1">reserve </text:span><text:span text:style-name="T3">value</text:span><text:span text:style-name="T1">s – </text:span><text:span text:style-name="T3">without being constrained by tractable shortcuts or oversimplifying </text:span><text:span text:style-name="T13">assumptions</text:span><text:span text:style-name="T3">. </text:span><text:span text:style-name="T12">Natural hierarchy of classes and concepts.</text:span><text:span text:style-name="T3"> </text:span><text:span text:style-name="T12">Classes and associated concepts build up from earlier.</text:span><text:span text:style-name="T3"> <text:s/></text:span><text:span text:style-name="T10">[example: SOA example 1 – SULT, modified reserves, ]</text:span></text:p>
        </text:list-item>
        <text:list-item>
          <text:p text:style-name="P5"><text:span text:style-name="T4">Classes for </text:span><text:span text:style-name="T3">approximations – delay the </text:span><text:span text:style-name="T4">additional </text:span><text:span text:style-name="T3">assumptions for </text:span><text:span text:style-name="T4">1/</text:span><text:span text:style-name="T3">mthly and extra risk </text:span><text:span text:style-name="T10">[example: SOA example 2 – mthly, Makeham’s Law]</text:span></text:p>
        </text:list-item>
        <text:list-item>
          <text:p text:style-name="P5"><text:span text:style-name="T12">Final group of child</text:span><text:span text:style-name="T3"> classes: </text:span><text:span text:style-name="T1">spec</text:span><text:span text:style-name="T4">ial mortality</text:span><text:span text:style-name="T1"> assumptions and shortcuts </text:span><text:span text:style-name="T14">to override inherited methods</text:span><text:span text:style-name="T1"> - </text:span><text:span text:style-name="T3"><text:s/>last to be introduced, often obscure the concepts</text:span><text:span text:style-name="T1">: show faster timeit </text:span><text:span text:style-name="T10">[example: exponential with and without shortcut timeit</text:span><text:span text:style-name="T14">]</text:span></text:p>
        </text:list-item>
        <text:list-item>
          <text:p text:style-name="P5"><text:span text:style-name="T2">but lifetable and recursions become trivial – Python can repeatedly call </text:span><text:span text:style-name="T3">a </text:span><text:span text:style-name="T2">recursion formula to fill table </text:span><text:span text:style-name="T3">column, </text:span><text:span text:style-name="T2">or </text:span><text:span text:style-name="T3">recursively </text:span><text:span text:style-name="T2">search </text:span><text:span text:style-name="T3">different formulas to derive the target function from the given inputs </text:span><text:span text:style-name="T10">[example: select life fill]</text:span></text:p>
        </text:list-item>
        <text:list-item>
          <text:p text:style-name="P5"><text:span text:style-name="T1">pretty print Actuarial Notation – show recursion steps taken to solve question </text:span><text:span text:style-name="T4">instructional </text:span><text:span text:style-name="T10">[fig: recursion latex]</text:span></text:p>
        </text:list-item>
        <text:list-item>
          <text:p text:style-name="P5"><text:span text:style-name="T9">pandas and matplotlib to visualise outputs </text:span><text:span text:style-name="T5">(e.g. tangible percentile problems) </text:span><text:span text:style-name="T10">[fig: percentile median]</text:span></text:p>
        </text:list-item>
      </text:list>
      <text:p text:style-name="P9"/>
      <text:p text:style-name="P8">Outputs</text:p>
      <text:p text:style-name="P8"/>
      <text:p text:style-name="P10"><text:span text:style-name="T5">Jupyter notebook (footnote: like Rstudio, also google colab) solutions, except qualitative and estimat</text:span><text:span text:style-name="T15">ion topics</text:span><text:span text:style-name="T5">. <text:s/>User Guide with concepts and classes hiearchically (show png)</text:span></text:p>
      <text:p text:style-name="P1"/>
      <text:p text:style-name="P8">Future work</text:p>
      <text:p text:style-name="P1"><text:span text:style-name="T16">Even when armed with this higher-level actuarial math </text:span><text:span text:style-name="T11">package, a candidate </text:span><text:span text:style-name="T16">will still need possess the knowledge to </text:span><text:span text:style-name="T5">understand the</text:span><text:span text:style-name="T2"> question </text:span><text:span text:style-name="T5">text</text:span><text:span text:style-name="T2">, and </text:span><text:span text:style-name="T5">then </text:span><text:span text:style-name="T10">call the correct</text:span><text:span text:style-name="T5"> sequence </text:span><text:span text:style-name="T10">of functions and corresponding </text:span><text:span text:style-name="T5">input</text:span><text:span text:style-name="T2"> arguments. <text:s/></text:span><text:span text:style-name="T11">W</text:span><text:span text:style-name="T2">ith </text:span><text:span text:style-name="T17">a large training set comprising</text:span><text:span text:style-name="T2"> more examples of text </text:span><text:span text:style-name="T11">from a</text:span><text:span text:style-name="T2"> question</text:span><text:span text:style-name="T11">s</text:span><text:span text:style-name="T2"> </text:span><text:span text:style-name="T11">bank</text:span><text:span text:style-name="T2"> translated to Python function calls, </text:span><text:span text:style-name="T10">it will be intriguing </text:span><text:span text:style-name="T11">and feasible </text:span><text:span text:style-name="T2">to </text:span><text:span text:style-name="T12">teach</text:span><text:span text:style-name="T2"> an A</text:span><text:span text:style-name="T12">rtificial Intelligence</text:span><text:span text:style-name="T2"> </text:span><text:span text:style-name="T7">(“actuarialGPT”?) </text:span><text:span text:style-name="T2">to automatically perform this translation and replace the human </text:span><text:span text:style-name="T7">intermediary </text:span><text:span text:style-name="T12">as well</text:span><text:span text:style-name="T2">.</text:span></text:p>
      <text:p text:style-name="Standard"/>
      <text:h text:style-name="Heading_20_3" text:outline-level="3"><text:soft-page-break/><text:span text:style-name="Strong_20_Emphasis">A List of What Must be Provided at Time of Submission</text:span></text:h>
      <text:p text:style-name="Text_20_body"><text:span text:style-name="Strong_20_Emphasis">Article text: </text:span>Microsoft Word doc, single column, single space, single paragraph breaks, no indents. <text:span text:style-name="Strong_20_Emphasis">Make sure article title and byline are included. </text:span>Do not submit a PDF.</text:p>
      <text:p text:style-name="Text_20_body"><text:span text:style-name="Strong_20_Emphasis">Article length: </text:span>We suggest an article length of 500–2,500 words as an article longer than 2,500 words runs the risk of losing the readers’ attention.</text:p>
      <text:p text:style-name="Text_20_body"><text:span text:style-name="Strong_20_Emphasis">Author bio: </text:span>Name, credentials, job title, company, and email address of each author. Example: Carolyn Turcot, FSA, is chief insurance officer at Actuaries Business Place. Carolyn can be contacted at <text:a xlink:type="simple" xlink:href="mailto:cturcot@ABP.com" text:style-name="Internet_20_link" text:visited-style-name="Visited_20_Internet_20_Link"><text:span text:style-name="Emphasis">cturcot@ABP.com</text:span></text:a>.</text:p>
      <text:p text:style-name="Text_20_body"><text:span text:style-name="Strong_20_Emphasis">Article description:</text:span> A short description of the article that gives readers a hint of what your article covers. The description should not exceed 30 words. i.e., “Learn ways to master self-management and improve your ability to react quickly and confidently when a difficult situation occurs.”</text:p>
      <text:h text:style-name="Heading_20_3" text:outline-level="3"><text:span text:style-name="Strong_20_Emphasis">Article Formatting</text:span></text:h>
      <text:p text:style-name="Text_20_body"><text:span text:style-name="Strong_20_Emphasis">Lists: </text:span>Bullet lists or numbered lists are OK.</text:p>
      <text:p text:style-name="Text_20_body"><text:span text:style-name="Strong_20_Emphasis">Image placement: </text:span>Do not insert images into the Word document. Use comments to indicate image placement in the article. (i.e., insert chart 1 here) See Artwork section below for more information.</text:p>
      <text:p text:style-name="Text_20_body"><text:span text:style-name="Strong_20_Emphasis">Subheads:</text:span> Please use font size to indicate subhead order. i.e., size 14, 12, 11, 10, etc. Do not use different colored font.</text:p>
      <text:p text:style-name="Text_20_body"><text:span text:style-name="Strong_20_Emphasis">Adding emphasis:</text:span> Please use <text:span text:style-name="Strong_20_Emphasis">bold,</text:span> not <text:span text:style-name="Emphasis">italics</text:span>, to add emphasis.</text:p>
      <text:p text:style-name="Text_20_body"><text:span text:style-name="Strong_20_Emphasis">Charts, tables, and graphics: </text:span>Original files (i.e., Excel) are needed for charts, tables, and graphics.</text:p>
      <text:p text:style-name="Text_20_body"><text:span text:style-name="Strong_20_Emphasis">Math and Formulas: </text:span>Equations should be created directly in the article file using the Word equation editor or a Word-compatible equation editor such as Math Type. This will keep all the equations properly aligned, sized, and placed in the text even when other changes are made during the editing process.</text:p>
      <text:p text:style-name="Text_20_body"><text:span text:style-name="Strong_20_Emphasis">Endnotes: </text:span>Endnotes are used in articles instead of footnotes. They should be ordered and numbered sequentially in accordance with their appearance in text. Text citations should simply be the endnote number in brackets. i.e., [1]</text:p>
      <text:p text:style-name="Text_20_body"><text:span text:style-name="Strong_20_Emphasis">References: </text:span>See references section below.</text:p>
      <text:p text:style-name="Text_20_body"><text:span text:style-name="Strong_20_Emphasis">Justification:</text:span> Use only left justification.</text:p>
      <text:p text:style-name="Text_20_body"><text:span text:style-name="Strong_20_Emphasis">Headers/Footers:</text:span> Do not use automated headers/footers.</text:p>
      <text:p text:style-name="Text_20_body"><text:span text:style-name="Strong_20_Emphasis">Usability:</text:span> Ensure your Word document is not locked.</text:p>
      <text:p text:style-name="Text_20_body"><text:span text:style-name="Strong_20_Emphasis">Track Changes:</text:span> Turn off the track changes function. Previous edits do not need to be seen.</text:p>
      <text:p text:style-name="Standard"/>
      <text:h text:style-name="Heading_20_3" text:outline-level="3"><text:soft-page-break/><text:span text:style-name="Strong_20_Emphasis">Writing Tips</text:span></text:h>
      <text:p text:style-name="Text_20_body">As a general rule, you should keep in mind the readability of the content for its intended audience. There are a number of considerations to keep in mind while writing:</text:p>
      <text:list xml:id="list3096021014" text:style-name="L2">
        <text:list-item>
          <text:p text:style-name="P13"><text:span text:style-name="Strong_20_Emphasis">Avoid </text:span>clichés. </text:p>
        </text:list-item>
        <text:list-item>
          <text:p text:style-name="P13"><text:span text:style-name="Strong_20_Emphasis">Avoid </text:span>inflammatory language. </text:p>
        </text:list-item>
        <text:list-item>
          <text:p text:style-name="P13"><text:span text:style-name="Strong_20_Emphasis">Clarify </text:span>areas that are your opinion. </text:p>
        </text:list-item>
        <text:list-item>
          <text:p text:style-name="P13">If using “we,” <text:span text:style-name="Strong_20_Emphasis">clarify </text:span>who “we” is. </text:p>
        </text:list-item>
        <text:list-item>
          <text:p text:style-name="P13"><text:span text:style-name="Strong_20_Emphasis">Clarify </text:span>that you are not making statements on behalf of the SOA as an organization, if they could be misinterpreted that way. </text:p>
        </text:list-item>
        <text:list-item>
          <text:p text:style-name="P13"><text:span text:style-name="Strong_20_Emphasis">Clarify </text:span>whether your audience is just actuaries or a broader audience. </text:p>
        </text:list-item>
        <text:list-item>
          <text:p text:style-name="P13"><text:span text:style-name="Strong_20_Emphasis">Avoid </text:span>suggestions (including implied suggestions) that public policy should change. </text:p>
        </text:list-item>
        <text:list-item>
          <text:p text:style-name="P13"><text:span text:style-name="Strong_20_Emphasis">Avoid </text:span>suggestions (including implied suggestions) of actions that other actuarial, professional, or governmental organizations should or could take. </text:p>
        </text:list-item>
        <text:list-item>
          <text:p text:style-name="P13"><text:span text:style-name="Strong_20_Emphasis">Avoid </text:span>bias in presenting the content. </text:p>
        </text:list-item>
        <text:list-item>
          <text:p text:style-name="P11"><text:span text:style-name="Strong_20_Emphasis">Avoid </text:span>using the passive voice. </text:p>
        </text:list-item>
        <text:list-item>
          <text:p text:style-name="P11"><text:span text:style-name="Strong_20_Emphasis">Use the words your users use. </text:span> By using keywords that your users use, you will help them understand the copy and will help optimize it for search engines. </text:p>
        </text:list-item>
      </text:list>
      <text:list xml:id="list424531975" text:style-name="L3">
        <text:list-item>
          <text:p text:style-name="P14"><text:span text:style-name="Strong_20_Emphasis">Chunk your content.</text:span>  Chunking makes your content more scannable by breaking it into manageable sections. </text:p>
        </text:list-item>
        <text:list-item>
          <text:p text:style-name="P14"><text:span text:style-name="Strong_20_Emphasis">Front-load the important information</text:span>. Use the journalism model of the “inverted pyramid.” Start with the content that is most important to your audience, and then provide additional details. </text:p>
        </text:list-item>
        <text:list-item>
          <text:p text:style-name="P14"><text:span text:style-name="Strong_20_Emphasis">Use pronouns</text:span>. The user is “you.” The organization or government agency is “we.” This creates cleaner sentence structure and more approachable content. </text:p>
        </text:list-item>
        <text:list-item>
          <text:p text:style-name="P14"><text:span text:style-name="Strong_20_Emphasis">Use active voice</text:span>. “The board proposed the legislation” not “The regulation was proposed by the board.” </text:p>
        </text:list-item>
        <text:list-item>
          <text:p text:style-name="P14"><text:span text:style-name="Strong_20_Emphasis">Use short sentences and paragraphs</text:span>. The ideal standard is no more than 20 words per sentence, five sentences per paragraph. Use dashes instead of semi-colons or, better yet, break the sentence into two. It is ok to start a sentence with “and,” “but,” or “or” if it makes things clear and brief. </text:p>
        </text:list-item>
        <text:list-item>
          <text:p text:style-name="P14"><text:span text:style-name="Strong_20_Emphasis">Use bullets and numbered lists</text:span>. Don’t limit yourself to using this for long lists—one sentence and two bullets is easier to read than three sentences. </text:p>
        </text:list-item>
        <text:list-item>
          <text:p text:style-name="P14"><text:span text:style-name="Strong_20_Emphasis">Use clear headlines and subheads</text:span>. Questions, especially those with pronouns, are particularly effective. </text:p>
        </text:list-item>
        <text:list-item>
          <text:p text:style-name="P14"><text:span text:style-name="Strong_20_Emphasis">Use images, diagrams, or multimedia</text:span> to visually represent ideas in the content. Videos and images should reinforce the text on your page. </text:p>
        </text:list-item>
        <text:list-item>
          <text:p text:style-name="P12"><text:span text:style-name="Strong_20_Emphasis">Use white space.  </text:span>Using white space allows you to reduce noise by visually separate information. </text:p>
        </text:list-item>
      </text:list>
      <text:p text:style-name="Text_20_body"/>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12T12:04:34.569803243</meta:creation-date>
    <dc:date>2023-08-12T14:51:53.152550119</dc:date>
    <meta:editing-duration>PT49M54S</meta:editing-duration>
    <meta:editing-cycles>11</meta:editing-cycles>
    <meta:generator>LibreOffice/6.4.7.2$Linux_X86_64 LibreOffice_project/40$Build-2</meta:generator>
    <meta:document-statistic meta:table-count="0" meta:image-count="0" meta:object-count="0" meta:page-count="3" meta:paragraph-count="54" meta:word-count="1198" meta:character-count="7732" meta:non-whitespace-character-count="6580"/>
  </office:meta>
</office:document-meta>
</file>